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a xlink:href="https://bulbapedia.bulbagarden.net/wiki/Bulbasaur_(Pokémon)" xlink:type="simple">Bulbasaur</text:a> </text:p>
          </table:table-cell>
          <table:table-cell office:value-type="string" calcext:value-type="string">
            <text:p><text:a xlink:href="https://wiki.xn--rckteqa2e.com/wiki/フシギダネ" xlink:type="simple">フシギダネ</text:a> </text:p>
          </table:table-cell>
          <table:table-cell office:value-type="string" calcext:value-type="string">
            <text:p>#00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Ivysaur_(Pokémon)" xlink:type="simple">Ivysaur</text:a> </text:p>
          </table:table-cell>
          <table:table-cell office:value-type="string" calcext:value-type="string">
            <text:p><text:a xlink:href="https://wiki.xn--rckteqa2e.com/wiki/フシギソウ" xlink:type="simple">フシギソウ</text:a> </text:p>
          </table:table-cell>
          <table:table-cell office:value-type="string" calcext:value-type="string">
            <text:p>#000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enusaur_(Pokémon)" xlink:type="simple">Venusaur</text:a> </text:p>
          </table:table-cell>
          <table:table-cell office:value-type="string" calcext:value-type="string">
            <text:p><text:a xlink:href="https://wiki.xn--rckteqa2e.com/wiki/フシギバナ" xlink:type="simple">フシギバナ</text:a> </text:p>
          </table:table-cell>
          <table:table-cell office:value-type="string" calcext:value-type="string">
            <text:p>#00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harmander_(Pokémon)" xlink:type="simple">Charmander</text:a> </text:p>
          </table:table-cell>
          <table:table-cell office:value-type="string" calcext:value-type="string">
            <text:p><text:a xlink:href="https://wiki.xn--rckteqa2e.com/wiki/ヒトカゲ" xlink:type="simple">ヒトカゲ</text:a> </text:p>
          </table:table-cell>
          <table:table-cell office:value-type="string" calcext:value-type="string">
            <text:p>#000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harmeleon_(Pokémon)" xlink:type="simple">Charmeleon</text:a> </text:p>
          </table:table-cell>
          <table:table-cell office:value-type="string" calcext:value-type="string">
            <text:p><text:a xlink:href="https://wiki.xn--rckteqa2e.com/wiki/リザード" xlink:type="simple">リザード</text:a> </text:p>
          </table:table-cell>
          <table:table-cell office:value-type="string" calcext:value-type="string">
            <text:p>#000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harizard_(Pokémon)" xlink:type="simple">Charizard</text:a> </text:p>
          </table:table-cell>
          <table:table-cell office:value-type="string" calcext:value-type="string">
            <text:p><text:a xlink:href="https://wiki.xn--rckteqa2e.com/wiki/リザードン" xlink:type="simple">リザードン</text:a> </text:p>
          </table:table-cell>
          <table:table-cell office:value-type="string" calcext:value-type="string">
            <text:p>#000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quirtle_(Pokémon)" xlink:type="simple">Squirtle</text:a> </text:p>
          </table:table-cell>
          <table:table-cell office:value-type="string" calcext:value-type="string">
            <text:p><text:a xlink:href="https://wiki.xn--rckteqa2e.com/wiki/ゼニガメ" xlink:type="simple">ゼニガメ</text:a> </text:p>
          </table:table-cell>
          <table:table-cell office:value-type="string" calcext:value-type="string">
            <text:p>#000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Wartortle_(Pokémon)" xlink:type="simple">Wartortle</text:a> </text:p>
          </table:table-cell>
          <table:table-cell office:value-type="string" calcext:value-type="string">
            <text:p><text:a xlink:href="https://wiki.xn--rckteqa2e.com/wiki/カメール" xlink:type="simple">カメール</text:a> </text:p>
          </table:table-cell>
          <table:table-cell office:value-type="string" calcext:value-type="string">
            <text:p>#000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Blastoise_(Pokémon)" xlink:type="simple">Blastoise</text:a> </text:p>
          </table:table-cell>
          <table:table-cell office:value-type="string" calcext:value-type="string">
            <text:p><text:a xlink:href="https://wiki.xn--rckteqa2e.com/wiki/カメックス" xlink:type="simple">カメックス</text:a> </text:p>
          </table:table-cell>
          <table:table-cell office:value-type="string" calcext:value-type="string">
            <text:p>#000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aterpie_(Pokémon)" xlink:type="simple">Caterpie</text:a> </text:p>
          </table:table-cell>
          <table:table-cell office:value-type="string" calcext:value-type="string">
            <text:p><text:a xlink:href="https://wiki.xn--rckteqa2e.com/wiki/キャタピー" xlink:type="simple">キャタピー</text:a> </text:p>
          </table:table-cell>
          <table:table-cell office:value-type="string" calcext:value-type="string">
            <text:p>#001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etapod_(Pokémon)" xlink:type="simple">Metapod</text:a> </text:p>
          </table:table-cell>
          <table:table-cell office:value-type="string" calcext:value-type="string">
            <text:p><text:a xlink:href="https://wiki.xn--rckteqa2e.com/wiki/トランセル" xlink:type="simple">トランセル</text:a> </text:p>
          </table:table-cell>
          <table:table-cell office:value-type="string" calcext:value-type="string">
            <text:p>#001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Butterfree_(Pokémon)" xlink:type="simple">Butterfree</text:a> </text:p>
          </table:table-cell>
          <table:table-cell office:value-type="string" calcext:value-type="string">
            <text:p><text:a xlink:href="https://wiki.xn--rckteqa2e.com/wiki/バタフリー" xlink:type="simple">バタフリー</text:a> </text:p>
          </table:table-cell>
          <table:table-cell office:value-type="string" calcext:value-type="string">
            <text:p>#001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Weedle_(Pokémon)" xlink:type="simple">Weedle</text:a> </text:p>
          </table:table-cell>
          <table:table-cell office:value-type="string" calcext:value-type="string">
            <text:p><text:a xlink:href="https://wiki.xn--rckteqa2e.com/wiki/ビードル" xlink:type="simple">ビードル</text:a> </text:p>
          </table:table-cell>
          <table:table-cell office:value-type="string" calcext:value-type="string">
            <text:p>#001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akuna_(Pokémon)" xlink:type="simple">Kakuna</text:a> </text:p>
          </table:table-cell>
          <table:table-cell office:value-type="string" calcext:value-type="string">
            <text:p><text:a xlink:href="https://wiki.xn--rckteqa2e.com/wiki/コクーン" xlink:type="simple">コクーン</text:a> </text:p>
          </table:table-cell>
          <table:table-cell office:value-type="string" calcext:value-type="string">
            <text:p>#001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Beedrill_(Pokémon)" xlink:type="simple">Beedrill</text:a> </text:p>
          </table:table-cell>
          <table:table-cell office:value-type="string" calcext:value-type="string">
            <text:p><text:a xlink:href="https://wiki.xn--rckteqa2e.com/wiki/スピアー" xlink:type="simple">スピアー</text:a> </text:p>
          </table:table-cell>
          <table:table-cell office:value-type="string" calcext:value-type="string">
            <text:p>#00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idgey_(Pokémon)" xlink:type="simple">Pidgey</text:a> </text:p>
          </table:table-cell>
          <table:table-cell office:value-type="string" calcext:value-type="string">
            <text:p><text:a xlink:href="https://wiki.xn--rckteqa2e.com/wiki/ポッポ" xlink:type="simple">ポッポ</text:a> </text:p>
          </table:table-cell>
          <table:table-cell office:value-type="string" calcext:value-type="string">
            <text:p>#001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idgeotto_(Pokémon)" xlink:type="simple">Pidgeotto</text:a> </text:p>
          </table:table-cell>
          <table:table-cell office:value-type="string" calcext:value-type="string">
            <text:p><text:a xlink:href="https://wiki.xn--rckteqa2e.com/wiki/ピジョン" xlink:type="simple">ピジョン</text:a> </text:p>
          </table:table-cell>
          <table:table-cell office:value-type="string" calcext:value-type="string">
            <text:p>#001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idgeot_(Pokémon)" xlink:type="simple">Pidgeot</text:a> </text:p>
          </table:table-cell>
          <table:table-cell office:value-type="string" calcext:value-type="string">
            <text:p><text:a xlink:href="https://wiki.xn--rckteqa2e.com/wiki/ピジョット" xlink:type="simple">ピジョット</text:a> </text:p>
          </table:table-cell>
          <table:table-cell office:value-type="string" calcext:value-type="string">
            <text:p>#001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attata_(Pokémon)" xlink:type="simple">Rattata</text:a> </text:p>
          </table:table-cell>
          <table:table-cell office:value-type="string" calcext:value-type="string">
            <text:p><text:a xlink:href="https://wiki.xn--rckteqa2e.com/wiki/コラッタ" xlink:type="simple">コラッタ</text:a> </text:p>
          </table:table-cell>
          <table:table-cell office:value-type="string" calcext:value-type="string">
            <text:p>#001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aticate_(Pokémon)" xlink:type="simple">Raticate</text:a> </text:p>
          </table:table-cell>
          <table:table-cell office:value-type="string" calcext:value-type="string">
            <text:p><text:a xlink:href="https://wiki.xn--rckteqa2e.com/wiki/ラッタ" xlink:type="simple">ラッタ</text:a> </text:p>
          </table:table-cell>
          <table:table-cell office:value-type="string" calcext:value-type="string">
            <text:p>#002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pearow_(Pokémon)" xlink:type="simple">Spearow</text:a> </text:p>
          </table:table-cell>
          <table:table-cell office:value-type="string" calcext:value-type="string">
            <text:p><text:a xlink:href="https://wiki.xn--rckteqa2e.com/wiki/オニスズメ" xlink:type="simple">オニスズメ</text:a> </text:p>
          </table:table-cell>
          <table:table-cell office:value-type="string" calcext:value-type="string">
            <text:p>#002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Fearow_(Pokémon)" xlink:type="simple">Fearow</text:a> </text:p>
          </table:table-cell>
          <table:table-cell office:value-type="string" calcext:value-type="string">
            <text:p><text:a xlink:href="https://wiki.xn--rckteqa2e.com/wiki/オニドリル" xlink:type="simple">オニドリル</text:a> </text:p>
          </table:table-cell>
          <table:table-cell office:value-type="string" calcext:value-type="string">
            <text:p>#002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kans_(Pokémon)" xlink:type="simple">Ekans</text:a> </text:p>
          </table:table-cell>
          <table:table-cell office:value-type="string" calcext:value-type="string">
            <text:p><text:a xlink:href="https://wiki.xn--rckteqa2e.com/wiki/アーボ" xlink:type="simple">アーボ</text:a> </text:p>
          </table:table-cell>
          <table:table-cell office:value-type="string" calcext:value-type="string">
            <text:p>#002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rbok_(Pokémon)" xlink:type="simple">Arbok</text:a> </text:p>
          </table:table-cell>
          <table:table-cell office:value-type="string" calcext:value-type="string">
            <text:p><text:a xlink:href="https://wiki.xn--rckteqa2e.com/wiki/アーボック" xlink:type="simple">アーボック</text:a> </text:p>
          </table:table-cell>
          <table:table-cell office:value-type="string" calcext:value-type="string">
            <text:p>#00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ikachu_(Pokémon)" xlink:type="simple">Pikachu</text:a> </text:p>
          </table:table-cell>
          <table:table-cell office:value-type="string" calcext:value-type="string">
            <text:p><text:a xlink:href="https://wiki.xn--rckteqa2e.com/wiki/ピカチュウ" xlink:type="simple">ピカチュウ</text:a> </text:p>
          </table:table-cell>
          <table:table-cell office:value-type="string" calcext:value-type="string">
            <text:p>#002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aichu_(Pokémon)" xlink:type="simple">Raichu</text:a> </text:p>
          </table:table-cell>
          <table:table-cell office:value-type="string" calcext:value-type="string">
            <text:p><text:a xlink:href="https://wiki.xn--rckteqa2e.com/wiki/ライチュウ" xlink:type="simple">ライチュウ</text:a> </text:p>
          </table:table-cell>
          <table:table-cell office:value-type="string" calcext:value-type="string">
            <text:p>#002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andshrew_(Pokémon)" xlink:type="simple">Sandshrew</text:a> </text:p>
          </table:table-cell>
          <table:table-cell office:value-type="string" calcext:value-type="string">
            <text:p><text:a xlink:href="https://wiki.xn--rckteqa2e.com/wiki/サンド" xlink:type="simple">サンド</text:a> </text:p>
          </table:table-cell>
          <table:table-cell office:value-type="string" calcext:value-type="string">
            <text:p>#002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andslash_(Pokémon)" xlink:type="simple">Sandslash</text:a> </text:p>
          </table:table-cell>
          <table:table-cell office:value-type="string" calcext:value-type="string">
            <text:p><text:a xlink:href="https://wiki.xn--rckteqa2e.com/wiki/サンドパン" xlink:type="simple">サンドパン</text:a> </text:p>
          </table:table-cell>
          <table:table-cell office:value-type="string" calcext:value-type="string">
            <text:p>#002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ran♀_(Pokémon)" xlink:type="simple">Nidoran♀</text:a> </text:p>
          </table:table-cell>
          <table:table-cell office:value-type="string" calcext:value-type="string">
            <text:p><text:a xlink:href="https://wiki.xn--rckteqa2e.com/wiki/ニドラン♀" xlink:type="simple">ニドラン♀</text:a> </text:p>
          </table:table-cell>
          <table:table-cell office:value-type="string" calcext:value-type="string">
            <text:p>#002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rina_(Pokémon)" xlink:type="simple">Nidorina</text:a> </text:p>
          </table:table-cell>
          <table:table-cell office:value-type="string" calcext:value-type="string">
            <text:p><text:a xlink:href="https://wiki.xn--rckteqa2e.com/wiki/ニドリーナ" xlink:type="simple">ニドリーナ</text:a> </text:p>
          </table:table-cell>
          <table:table-cell office:value-type="string" calcext:value-type="string">
            <text:p>#003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queen_(Pokémon)" xlink:type="simple">Nidoqueen</text:a> </text:p>
          </table:table-cell>
          <table:table-cell office:value-type="string" calcext:value-type="string">
            <text:p><text:a xlink:href="https://wiki.xn--rckteqa2e.com/wiki/ニドクイン" xlink:type="simple">ニドクイン</text:a> </text:p>
          </table:table-cell>
          <table:table-cell office:value-type="string" calcext:value-type="string">
            <text:p>#003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ran♂_(Pokémon)" xlink:type="simple">Nidoran♂</text:a> </text:p>
          </table:table-cell>
          <table:table-cell office:value-type="string" calcext:value-type="string">
            <text:p><text:a xlink:href="https://wiki.xn--rckteqa2e.com/wiki/ニドラン♂" xlink:type="simple">ニドラン♂</text:a> </text:p>
          </table:table-cell>
          <table:table-cell office:value-type="string" calcext:value-type="string">
            <text:p>#003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rino_(Pokémon)" xlink:type="simple">Nidorino</text:a> </text:p>
          </table:table-cell>
          <table:table-cell office:value-type="string" calcext:value-type="string">
            <text:p><text:a xlink:href="https://wiki.xn--rckteqa2e.com/wiki/ニドリーノ" xlink:type="simple">ニドリーノ</text:a> </text:p>
          </table:table-cell>
          <table:table-cell office:value-type="string" calcext:value-type="string">
            <text:p>#003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doking_(Pokémon)" xlink:type="simple">Nidoking</text:a> </text:p>
          </table:table-cell>
          <table:table-cell office:value-type="string" calcext:value-type="string">
            <text:p><text:a xlink:href="https://wiki.xn--rckteqa2e.com/wiki/ニドキング" xlink:type="simple">ニドキング</text:a> </text:p>
          </table:table-cell>
          <table:table-cell office:value-type="string" calcext:value-type="string">
            <text:p>#003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lefairy_(Pokémon)" xlink:type="simple">Clefairy</text:a> </text:p>
          </table:table-cell>
          <table:table-cell office:value-type="string" calcext:value-type="string">
            <text:p><text:a xlink:href="https://wiki.xn--rckteqa2e.com/wiki/ピッピ" xlink:type="simple">ピッピ</text:a> </text:p>
          </table:table-cell>
          <table:table-cell office:value-type="string" calcext:value-type="string">
            <text:p>#003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lefable_(Pokémon)" xlink:type="simple">Clefable</text:a> </text:p>
          </table:table-cell>
          <table:table-cell office:value-type="string" calcext:value-type="string">
            <text:p><text:a xlink:href="https://wiki.xn--rckteqa2e.com/wiki/ピクシー" xlink:type="simple">ピクシー</text:a> </text:p>
          </table:table-cell>
          <table:table-cell office:value-type="string" calcext:value-type="string">
            <text:p>#003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ulpix_(Pokémon)" xlink:type="simple">Vulpix</text:a> </text:p>
          </table:table-cell>
          <table:table-cell office:value-type="string" calcext:value-type="string">
            <text:p><text:a xlink:href="https://wiki.xn--rckteqa2e.com/wiki/ロコン" xlink:type="simple">ロコン</text:a> </text:p>
          </table:table-cell>
          <table:table-cell office:value-type="string" calcext:value-type="string">
            <text:p>#003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Ninetales_(Pokémon)" xlink:type="simple">Ninetales</text:a> </text:p>
          </table:table-cell>
          <table:table-cell office:value-type="string" calcext:value-type="string">
            <text:p><text:a xlink:href="https://wiki.xn--rckteqa2e.com/wiki/キュウコン" xlink:type="simple">キュウコン</text:a> </text:p>
          </table:table-cell>
          <table:table-cell office:value-type="string" calcext:value-type="string">
            <text:p>#003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Jigglypuff_(Pokémon)" xlink:type="simple">Jigglypuff</text:a> </text:p>
          </table:table-cell>
          <table:table-cell office:value-type="string" calcext:value-type="string">
            <text:p><text:a xlink:href="https://wiki.xn--rckteqa2e.com/wiki/プリン" xlink:type="simple">プリン</text:a> </text:p>
          </table:table-cell>
          <table:table-cell office:value-type="string" calcext:value-type="string">
            <text:p>#003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Wigglytuff_(Pokémon)" xlink:type="simple">Wigglytuff</text:a> </text:p>
          </table:table-cell>
          <table:table-cell office:value-type="string" calcext:value-type="string">
            <text:p><text:a xlink:href="https://wiki.xn--rckteqa2e.com/wiki/プクリン" xlink:type="simple">プクリン</text:a> </text:p>
          </table:table-cell>
          <table:table-cell office:value-type="string" calcext:value-type="string">
            <text:p>#004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Zubat_(Pokémon)" xlink:type="simple">Zubat</text:a> </text:p>
          </table:table-cell>
          <table:table-cell office:value-type="string" calcext:value-type="string">
            <text:p><text:a xlink:href="https://wiki.xn--rckteqa2e.com/wiki/ズバット" xlink:type="simple">ズバット</text:a> </text:p>
          </table:table-cell>
          <table:table-cell office:value-type="string" calcext:value-type="string">
            <text:p>#004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olbat_(Pokémon)" xlink:type="simple">Golbat</text:a> </text:p>
          </table:table-cell>
          <table:table-cell office:value-type="string" calcext:value-type="string">
            <text:p><text:a xlink:href="https://wiki.xn--rckteqa2e.com/wiki/ゴルバット" xlink:type="simple">ゴルバット</text:a> </text:p>
          </table:table-cell>
          <table:table-cell office:value-type="string" calcext:value-type="string">
            <text:p>#004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Oddish_(Pokémon)" xlink:type="simple">Oddish</text:a> </text:p>
          </table:table-cell>
          <table:table-cell office:value-type="string" calcext:value-type="string">
            <text:p><text:a xlink:href="https://wiki.xn--rckteqa2e.com/wiki/ナゾノクサ" xlink:type="simple">ナゾノクサ</text:a> </text:p>
          </table:table-cell>
          <table:table-cell office:value-type="string" calcext:value-type="string">
            <text:p>#004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loom_(Pokémon)" xlink:type="simple">Gloom</text:a> </text:p>
          </table:table-cell>
          <table:table-cell office:value-type="string" calcext:value-type="string">
            <text:p><text:a xlink:href="https://wiki.xn--rckteqa2e.com/wiki/クサイハナ" xlink:type="simple">クサイハナ</text:a> </text:p>
          </table:table-cell>
          <table:table-cell office:value-type="string" calcext:value-type="string">
            <text:p>#004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ileplume_(Pokémon)" xlink:type="simple">Vileplume</text:a> </text:p>
          </table:table-cell>
          <table:table-cell office:value-type="string" calcext:value-type="string">
            <text:p><text:a xlink:href="https://wiki.xn--rckteqa2e.com/wiki/ラフレシア" xlink:type="simple">ラフレシア</text:a> </text:p>
          </table:table-cell>
          <table:table-cell office:value-type="string" calcext:value-type="string">
            <text:p>#004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aras_(Pokémon)" xlink:type="simple">Paras</text:a> </text:p>
          </table:table-cell>
          <table:table-cell office:value-type="string" calcext:value-type="string">
            <text:p><text:a xlink:href="https://wiki.xn--rckteqa2e.com/wiki/パラス" xlink:type="simple">パラス</text:a> </text:p>
          </table:table-cell>
          <table:table-cell office:value-type="string" calcext:value-type="string">
            <text:p>#004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arasect_(Pokémon)" xlink:type="simple">Parasect</text:a> </text:p>
          </table:table-cell>
          <table:table-cell office:value-type="string" calcext:value-type="string">
            <text:p><text:a xlink:href="https://wiki.xn--rckteqa2e.com/wiki/パラセクト" xlink:type="simple">パラセクト</text:a> </text:p>
          </table:table-cell>
          <table:table-cell office:value-type="string" calcext:value-type="string">
            <text:p>#004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enonat_(Pokémon)" xlink:type="simple">Venonat</text:a> </text:p>
          </table:table-cell>
          <table:table-cell office:value-type="string" calcext:value-type="string">
            <text:p><text:a xlink:href="https://wiki.xn--rckteqa2e.com/wiki/コンパン" xlink:type="simple">コンパン</text:a> </text:p>
          </table:table-cell>
          <table:table-cell office:value-type="string" calcext:value-type="string">
            <text:p>#004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enomoth_(Pokémon)" xlink:type="simple">Venomoth</text:a> </text:p>
          </table:table-cell>
          <table:table-cell office:value-type="string" calcext:value-type="string">
            <text:p><text:a xlink:href="https://wiki.xn--rckteqa2e.com/wiki/モルフォン" xlink:type="simple">モルフォン</text:a> </text:p>
          </table:table-cell>
          <table:table-cell office:value-type="string" calcext:value-type="string">
            <text:p>#004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iglett_(Pokémon)" xlink:type="simple">Diglett</text:a> </text:p>
          </table:table-cell>
          <table:table-cell office:value-type="string" calcext:value-type="string">
            <text:p><text:a xlink:href="https://wiki.xn--rckteqa2e.com/wiki/ディグダ" xlink:type="simple">ディグダ</text:a> </text:p>
          </table:table-cell>
          <table:table-cell office:value-type="string" calcext:value-type="string">
            <text:p>#005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ugtrio_(Pokémon)" xlink:type="simple">Dugtrio</text:a> </text:p>
          </table:table-cell>
          <table:table-cell office:value-type="string" calcext:value-type="string">
            <text:p><text:a xlink:href="https://wiki.xn--rckteqa2e.com/wiki/ダグトリオ" xlink:type="simple">ダグトリオ</text:a> </text:p>
          </table:table-cell>
          <table:table-cell office:value-type="string" calcext:value-type="string">
            <text:p>#005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eowth_(Pokémon)" xlink:type="simple">Meowth</text:a> </text:p>
          </table:table-cell>
          <table:table-cell office:value-type="string" calcext:value-type="string">
            <text:p><text:a xlink:href="https://wiki.xn--rckteqa2e.com/wiki/ニャース" xlink:type="simple">ニャース</text:a> </text:p>
          </table:table-cell>
          <table:table-cell office:value-type="string" calcext:value-type="string">
            <text:p>#005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ersian_(Pokémon)" xlink:type="simple">Persian</text:a> </text:p>
          </table:table-cell>
          <table:table-cell office:value-type="string" calcext:value-type="string">
            <text:p><text:a xlink:href="https://wiki.xn--rckteqa2e.com/wiki/ペルシアン" xlink:type="simple">ペルシアン</text:a> </text:p>
          </table:table-cell>
          <table:table-cell office:value-type="string" calcext:value-type="string">
            <text:p>#005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syduck_(Pokémon)" xlink:type="simple">Psyduck</text:a> </text:p>
          </table:table-cell>
          <table:table-cell office:value-type="string" calcext:value-type="string">
            <text:p><text:a xlink:href="https://wiki.xn--rckteqa2e.com/wiki/コダック" xlink:type="simple">コダック</text:a> </text:p>
          </table:table-cell>
          <table:table-cell office:value-type="string" calcext:value-type="string">
            <text:p>#005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olduck_(Pokémon)" xlink:type="simple">Golduck</text:a> </text:p>
          </table:table-cell>
          <table:table-cell office:value-type="string" calcext:value-type="string">
            <text:p><text:a xlink:href="https://wiki.xn--rckteqa2e.com/wiki/ゴルダック" xlink:type="simple">ゴルダック</text:a> </text:p>
          </table:table-cell>
          <table:table-cell office:value-type="string" calcext:value-type="string">
            <text:p>#005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nkey_(Pokémon)" xlink:type="simple">Mankey</text:a> </text:p>
          </table:table-cell>
          <table:table-cell office:value-type="string" calcext:value-type="string">
            <text:p><text:a xlink:href="https://wiki.xn--rckteqa2e.com/wiki/マンキー" xlink:type="simple">マンキー</text:a> </text:p>
          </table:table-cell>
          <table:table-cell office:value-type="string" calcext:value-type="string">
            <text:p>#005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rimeape_(Pokémon)" xlink:type="simple">Primeape</text:a> </text:p>
          </table:table-cell>
          <table:table-cell office:value-type="string" calcext:value-type="string">
            <text:p><text:a xlink:href="https://wiki.xn--rckteqa2e.com/wiki/オコリザル" xlink:type="simple">オコリザル</text:a> </text:p>
          </table:table-cell>
          <table:table-cell office:value-type="string" calcext:value-type="string">
            <text:p>#005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rowlithe_(Pokémon)" xlink:type="simple">Growlithe</text:a> </text:p>
          </table:table-cell>
          <table:table-cell office:value-type="string" calcext:value-type="string">
            <text:p><text:a xlink:href="https://wiki.xn--rckteqa2e.com/wiki/ガーディ" xlink:type="simple">ガーディ</text:a> </text:p>
          </table:table-cell>
          <table:table-cell office:value-type="string" calcext:value-type="string">
            <text:p>#005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rcanine_(Pokémon)" xlink:type="simple">Arcanine</text:a> </text:p>
          </table:table-cell>
          <table:table-cell office:value-type="string" calcext:value-type="string">
            <text:p><text:a xlink:href="https://wiki.xn--rckteqa2e.com/wiki/ウインディ" xlink:type="simple">ウインディ</text:a> </text:p>
          </table:table-cell>
          <table:table-cell office:value-type="string" calcext:value-type="string">
            <text:p>#005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oliwag_(Pokémon)" xlink:type="simple">Poliwag</text:a> </text:p>
          </table:table-cell>
          <table:table-cell office:value-type="string" calcext:value-type="string">
            <text:p><text:a xlink:href="https://wiki.xn--rckteqa2e.com/wiki/ニョロモ" xlink:type="simple">ニョロモ</text:a> </text:p>
          </table:table-cell>
          <table:table-cell office:value-type="string" calcext:value-type="string">
            <text:p>#006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oliwhirl_(Pokémon)" xlink:type="simple">Poliwhirl</text:a> </text:p>
          </table:table-cell>
          <table:table-cell office:value-type="string" calcext:value-type="string">
            <text:p><text:a xlink:href="https://wiki.xn--rckteqa2e.com/wiki/ニョロゾ" xlink:type="simple">ニョロゾ</text:a> </text:p>
          </table:table-cell>
          <table:table-cell office:value-type="string" calcext:value-type="string">
            <text:p>#006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oliwrath_(Pokémon)" xlink:type="simple">Poliwrath</text:a> </text:p>
          </table:table-cell>
          <table:table-cell office:value-type="string" calcext:value-type="string">
            <text:p><text:a xlink:href="https://wiki.xn--rckteqa2e.com/wiki/ニョロボン" xlink:type="simple">ニョロボン</text:a> </text:p>
          </table:table-cell>
          <table:table-cell office:value-type="string" calcext:value-type="string">
            <text:p>#006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bra_(Pokémon)" xlink:type="simple">Abra</text:a> </text:p>
          </table:table-cell>
          <table:table-cell office:value-type="string" calcext:value-type="string">
            <text:p><text:a xlink:href="https://wiki.xn--rckteqa2e.com/wiki/ケーシィ" xlink:type="simple">ケーシィ</text:a> </text:p>
          </table:table-cell>
          <table:table-cell office:value-type="string" calcext:value-type="string">
            <text:p>#006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adabra_(Pokémon)" xlink:type="simple">Kadabra</text:a> </text:p>
          </table:table-cell>
          <table:table-cell office:value-type="string" calcext:value-type="string">
            <text:p><text:a xlink:href="https://wiki.xn--rckteqa2e.com/wiki/ユンゲラー" xlink:type="simple">ユンゲラー</text:a> </text:p>
          </table:table-cell>
          <table:table-cell office:value-type="string" calcext:value-type="string">
            <text:p>#006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lakazam_(Pokémon)" xlink:type="simple">Alakazam</text:a> </text:p>
          </table:table-cell>
          <table:table-cell office:value-type="string" calcext:value-type="string">
            <text:p><text:a xlink:href="https://wiki.xn--rckteqa2e.com/wiki/フーディン" xlink:type="simple">フーディン</text:a> </text:p>
          </table:table-cell>
          <table:table-cell office:value-type="string" calcext:value-type="string">
            <text:p>#006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chop_(Pokémon)" xlink:type="simple">Machop</text:a> </text:p>
          </table:table-cell>
          <table:table-cell office:value-type="string" calcext:value-type="string">
            <text:p><text:a xlink:href="https://wiki.xn--rckteqa2e.com/wiki/ワンリキー" xlink:type="simple">ワンリキー</text:a> </text:p>
          </table:table-cell>
          <table:table-cell office:value-type="string" calcext:value-type="string">
            <text:p>#006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choke_(Pokémon)" xlink:type="simple">Machoke</text:a> </text:p>
          </table:table-cell>
          <table:table-cell office:value-type="string" calcext:value-type="string">
            <text:p><text:a xlink:href="https://wiki.xn--rckteqa2e.com/wiki/ゴーリキー" xlink:type="simple">ゴーリキー</text:a> </text:p>
          </table:table-cell>
          <table:table-cell office:value-type="string" calcext:value-type="string">
            <text:p>#006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champ_(Pokémon)" xlink:type="simple">Machamp</text:a> </text:p>
          </table:table-cell>
          <table:table-cell office:value-type="string" calcext:value-type="string">
            <text:p><text:a xlink:href="https://wiki.xn--rckteqa2e.com/wiki/カイリキー" xlink:type="simple">カイリキー</text:a> </text:p>
          </table:table-cell>
          <table:table-cell office:value-type="string" calcext:value-type="string">
            <text:p>#006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Bellsprout_(Pokémon)" xlink:type="simple">Bellsprout</text:a> </text:p>
          </table:table-cell>
          <table:table-cell office:value-type="string" calcext:value-type="string">
            <text:p><text:a xlink:href="https://wiki.xn--rckteqa2e.com/wiki/マダツボミ" xlink:type="simple">マダツボミ</text:a> </text:p>
          </table:table-cell>
          <table:table-cell office:value-type="string" calcext:value-type="string">
            <text:p>#006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Weepinbell_(Pokémon)" xlink:type="simple">Weepinbell</text:a> </text:p>
          </table:table-cell>
          <table:table-cell office:value-type="string" calcext:value-type="string">
            <text:p><text:a xlink:href="https://wiki.xn--rckteqa2e.com/wiki/ウツドン" xlink:type="simple">ウツドン</text:a> </text:p>
          </table:table-cell>
          <table:table-cell office:value-type="string" calcext:value-type="string">
            <text:p>#007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ictreebel_(Pokémon)" xlink:type="simple">Victreebel</text:a> </text:p>
          </table:table-cell>
          <table:table-cell office:value-type="string" calcext:value-type="string">
            <text:p><text:a xlink:href="https://wiki.xn--rckteqa2e.com/wiki/ウツボット" xlink:type="simple">ウツボット</text:a> </text:p>
          </table:table-cell>
          <table:table-cell office:value-type="string" calcext:value-type="string">
            <text:p>#007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Tentacool_(Pokémon)" xlink:type="simple">Tentacool</text:a> </text:p>
          </table:table-cell>
          <table:table-cell office:value-type="string" calcext:value-type="string">
            <text:p><text:a xlink:href="https://wiki.xn--rckteqa2e.com/wiki/メノクラゲ" xlink:type="simple">メノクラゲ</text:a> </text:p>
          </table:table-cell>
          <table:table-cell office:value-type="string" calcext:value-type="string">
            <text:p>#007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Tentacruel_(Pokémon)" xlink:type="simple">Tentacruel</text:a> </text:p>
          </table:table-cell>
          <table:table-cell office:value-type="string" calcext:value-type="string">
            <text:p><text:a xlink:href="https://wiki.xn--rckteqa2e.com/wiki/ドククラゲ" xlink:type="simple">ドククラゲ</text:a> </text:p>
          </table:table-cell>
          <table:table-cell office:value-type="string" calcext:value-type="string">
            <text:p>#007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eodude_(Pokémon)" xlink:type="simple">Geodude</text:a> </text:p>
          </table:table-cell>
          <table:table-cell office:value-type="string" calcext:value-type="string">
            <text:p><text:a xlink:href="https://wiki.xn--rckteqa2e.com/wiki/イシツブテ" xlink:type="simple">イシツブテ</text:a> </text:p>
          </table:table-cell>
          <table:table-cell office:value-type="string" calcext:value-type="string">
            <text:p>#007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raveler_(Pokémon)" xlink:type="simple">Graveler</text:a> </text:p>
          </table:table-cell>
          <table:table-cell office:value-type="string" calcext:value-type="string">
            <text:p><text:a xlink:href="https://wiki.xn--rckteqa2e.com/wiki/ゴローン" xlink:type="simple">ゴローン</text:a> </text:p>
          </table:table-cell>
          <table:table-cell office:value-type="string" calcext:value-type="string">
            <text:p>#007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olem_(Pokémon)" xlink:type="simple">Golem</text:a> </text:p>
          </table:table-cell>
          <table:table-cell office:value-type="string" calcext:value-type="string">
            <text:p><text:a xlink:href="https://wiki.xn--rckteqa2e.com/wiki/ゴローニャ" xlink:type="simple">ゴローニャ</text:a> </text:p>
          </table:table-cell>
          <table:table-cell office:value-type="string" calcext:value-type="string">
            <text:p>#007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onyta_(Pokémon)" xlink:type="simple">Ponyta</text:a> </text:p>
          </table:table-cell>
          <table:table-cell office:value-type="string" calcext:value-type="string">
            <text:p><text:a xlink:href="https://wiki.xn--rckteqa2e.com/wiki/ポニータ" xlink:type="simple">ポニータ</text:a> </text:p>
          </table:table-cell>
          <table:table-cell office:value-type="string" calcext:value-type="string">
            <text:p>#00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apidash_(Pokémon)" xlink:type="simple">Rapidash</text:a> </text:p>
          </table:table-cell>
          <table:table-cell office:value-type="string" calcext:value-type="string">
            <text:p><text:a xlink:href="https://wiki.xn--rckteqa2e.com/wiki/ギャロップ" xlink:type="simple">ギャロップ</text:a> </text:p>
          </table:table-cell>
          <table:table-cell office:value-type="string" calcext:value-type="string">
            <text:p>#007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lowpoke_(Pokémon)" xlink:type="simple">Slowpoke</text:a> </text:p>
          </table:table-cell>
          <table:table-cell office:value-type="string" calcext:value-type="string">
            <text:p><text:a xlink:href="https://wiki.xn--rckteqa2e.com/wiki/ヤドン" xlink:type="simple">ヤドン</text:a> </text:p>
          </table:table-cell>
          <table:table-cell office:value-type="string" calcext:value-type="string">
            <text:p>#007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lowbro_(Pokémon)" xlink:type="simple">Slowbro</text:a> </text:p>
          </table:table-cell>
          <table:table-cell office:value-type="string" calcext:value-type="string">
            <text:p><text:a xlink:href="https://wiki.xn--rckteqa2e.com/wiki/ヤドラン" xlink:type="simple">ヤドラン</text:a> </text:p>
          </table:table-cell>
          <table:table-cell office:value-type="string" calcext:value-type="string">
            <text:p>#008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gnemite_(Pokémon)" xlink:type="simple">Magnemite</text:a> </text:p>
          </table:table-cell>
          <table:table-cell office:value-type="string" calcext:value-type="string">
            <text:p><text:a xlink:href="https://wiki.xn--rckteqa2e.com/wiki/コイル" xlink:type="simple">コイル</text:a> </text:p>
          </table:table-cell>
          <table:table-cell office:value-type="string" calcext:value-type="string">
            <text:p>#008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gneton_(Pokémon)" xlink:type="simple">Magneton</text:a> </text:p>
          </table:table-cell>
          <table:table-cell office:value-type="string" calcext:value-type="string">
            <text:p><text:a xlink:href="https://wiki.xn--rckteqa2e.com/wiki/レアコイル" xlink:type="simple">レアコイル</text:a> </text:p>
          </table:table-cell>
          <table:table-cell office:value-type="string" calcext:value-type="string">
            <text:p>#008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Farfetch%27d_(Pokémon)" xlink:type="simple">Farfetch'd</text:a> </text:p>
          </table:table-cell>
          <table:table-cell office:value-type="string" calcext:value-type="string">
            <text:p><text:a xlink:href="https://wiki.xn--rckteqa2e.com/wiki/カモネギ" xlink:type="simple">カモネギ</text:a> </text:p>
          </table:table-cell>
          <table:table-cell office:value-type="string" calcext:value-type="string">
            <text:p>#008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oduo_(Pokémon)" xlink:type="simple">Doduo</text:a> </text:p>
          </table:table-cell>
          <table:table-cell office:value-type="string" calcext:value-type="string">
            <text:p><text:a xlink:href="https://wiki.xn--rckteqa2e.com/wiki/ドードー" xlink:type="simple">ドードー</text:a> </text:p>
          </table:table-cell>
          <table:table-cell office:value-type="string" calcext:value-type="string">
            <text:p>#008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odrio_(Pokémon)" xlink:type="simple">Dodrio</text:a> </text:p>
          </table:table-cell>
          <table:table-cell office:value-type="string" calcext:value-type="string">
            <text:p><text:a xlink:href="https://wiki.xn--rckteqa2e.com/wiki/ドードリオ" xlink:type="simple">ドードリオ</text:a> </text:p>
          </table:table-cell>
          <table:table-cell office:value-type="string" calcext:value-type="string">
            <text:p>#008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eel_(Pokémon)" xlink:type="simple">Seel</text:a> </text:p>
          </table:table-cell>
          <table:table-cell office:value-type="string" calcext:value-type="string">
            <text:p><text:a xlink:href="https://wiki.xn--rckteqa2e.com/wiki/パウワウ" xlink:type="simple">パウワウ</text:a> </text:p>
          </table:table-cell>
          <table:table-cell office:value-type="string" calcext:value-type="string">
            <text:p>#008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ewgong_(Pokémon)" xlink:type="simple">Dewgong</text:a> </text:p>
          </table:table-cell>
          <table:table-cell office:value-type="string" calcext:value-type="string">
            <text:p><text:a xlink:href="https://wiki.xn--rckteqa2e.com/wiki/ジュゴン" xlink:type="simple">ジュゴン</text:a> </text:p>
          </table:table-cell>
          <table:table-cell office:value-type="string" calcext:value-type="string">
            <text:p>#008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rimer_(Pokémon)" xlink:type="simple">Grimer</text:a> </text:p>
          </table:table-cell>
          <table:table-cell office:value-type="string" calcext:value-type="string">
            <text:p><text:a xlink:href="https://wiki.xn--rckteqa2e.com/wiki/ベトベター" xlink:type="simple">ベトベター</text:a> </text:p>
          </table:table-cell>
          <table:table-cell office:value-type="string" calcext:value-type="string">
            <text:p>#008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uk_(Pokémon)" xlink:type="simple">Muk</text:a> </text:p>
          </table:table-cell>
          <table:table-cell office:value-type="string" calcext:value-type="string">
            <text:p><text:a xlink:href="https://wiki.xn--rckteqa2e.com/wiki/ベトベトン" xlink:type="simple">ベトベトン</text:a> </text:p>
          </table:table-cell>
          <table:table-cell office:value-type="string" calcext:value-type="string">
            <text:p>#008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hellder_(Pokémon)" xlink:type="simple">Shellder</text:a> </text:p>
          </table:table-cell>
          <table:table-cell office:value-type="string" calcext:value-type="string">
            <text:p><text:a xlink:href="https://wiki.xn--rckteqa2e.com/wiki/シェルダー" xlink:type="simple">シェルダー</text:a> </text:p>
          </table:table-cell>
          <table:table-cell office:value-type="string" calcext:value-type="string">
            <text:p>#009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loyster_(Pokémon)" xlink:type="simple">Cloyster</text:a> </text:p>
          </table:table-cell>
          <table:table-cell office:value-type="string" calcext:value-type="string">
            <text:p><text:a xlink:href="https://wiki.xn--rckteqa2e.com/wiki/パルシェン" xlink:type="simple">パルシェン</text:a> </text:p>
          </table:table-cell>
          <table:table-cell office:value-type="string" calcext:value-type="string">
            <text:p>#009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astly_(Pokémon)" xlink:type="simple">Gastly</text:a> </text:p>
          </table:table-cell>
          <table:table-cell office:value-type="string" calcext:value-type="string">
            <text:p><text:a xlink:href="https://wiki.xn--rckteqa2e.com/wiki/ゴース" xlink:type="simple">ゴース</text:a> </text:p>
          </table:table-cell>
          <table:table-cell office:value-type="string" calcext:value-type="string">
            <text:p>#009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Haunter_(Pokémon)" xlink:type="simple">Haunter</text:a> </text:p>
          </table:table-cell>
          <table:table-cell office:value-type="string" calcext:value-type="string">
            <text:p><text:a xlink:href="https://wiki.xn--rckteqa2e.com/wiki/ゴースト" xlink:type="simple">ゴースト</text:a> </text:p>
          </table:table-cell>
          <table:table-cell office:value-type="string" calcext:value-type="string">
            <text:p>#009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engar_(Pokémon)" xlink:type="simple">Gengar</text:a> </text:p>
          </table:table-cell>
          <table:table-cell office:value-type="string" calcext:value-type="string">
            <text:p><text:a xlink:href="https://wiki.xn--rckteqa2e.com/wiki/ゲンガー" xlink:type="simple">ゲンガー</text:a> </text:p>
          </table:table-cell>
          <table:table-cell office:value-type="string" calcext:value-type="string">
            <text:p>#009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Onix_(Pokémon)" xlink:type="simple">Onix</text:a> </text:p>
          </table:table-cell>
          <table:table-cell office:value-type="string" calcext:value-type="string">
            <text:p><text:a xlink:href="https://wiki.xn--rckteqa2e.com/wiki/イワーク" xlink:type="simple">イワーク</text:a> </text:p>
          </table:table-cell>
          <table:table-cell office:value-type="string" calcext:value-type="string">
            <text:p>#009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rowzee_(Pokémon)" xlink:type="simple">Drowzee</text:a> </text:p>
          </table:table-cell>
          <table:table-cell office:value-type="string" calcext:value-type="string">
            <text:p><text:a xlink:href="https://wiki.xn--rckteqa2e.com/wiki/スリープ" xlink:type="simple">スリープ</text:a> </text:p>
          </table:table-cell>
          <table:table-cell office:value-type="string" calcext:value-type="string">
            <text:p>#009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Hypno_(Pokémon)" xlink:type="simple">Hypno</text:a> </text:p>
          </table:table-cell>
          <table:table-cell office:value-type="string" calcext:value-type="string">
            <text:p><text:a xlink:href="https://wiki.xn--rckteqa2e.com/wiki/スリーパー" xlink:type="simple">スリーパー</text:a> </text:p>
          </table:table-cell>
          <table:table-cell office:value-type="string" calcext:value-type="string">
            <text:p>#009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rabby_(Pokémon)" xlink:type="simple">Krabby</text:a> </text:p>
          </table:table-cell>
          <table:table-cell office:value-type="string" calcext:value-type="string">
            <text:p><text:a xlink:href="https://wiki.xn--rckteqa2e.com/wiki/クラブ" xlink:type="simple">クラブ</text:a> </text:p>
          </table:table-cell>
          <table:table-cell office:value-type="string" calcext:value-type="string">
            <text:p>#009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ingler_(Pokémon)" xlink:type="simple">Kingler</text:a> </text:p>
          </table:table-cell>
          <table:table-cell office:value-type="string" calcext:value-type="string">
            <text:p><text:a xlink:href="https://wiki.xn--rckteqa2e.com/wiki/キングラー" xlink:type="simple">キングラー</text:a> </text:p>
          </table:table-cell>
          <table:table-cell office:value-type="string" calcext:value-type="string">
            <text:p>#009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oltorb_(Pokémon)" xlink:type="simple">Voltorb</text:a> </text:p>
          </table:table-cell>
          <table:table-cell office:value-type="string" calcext:value-type="string">
            <text:p><text:a xlink:href="https://wiki.xn--rckteqa2e.com/wiki/ビリリダマ" xlink:type="simple">ビリリダマ</text:a> </text:p>
          </table:table-cell>
          <table:table-cell office:value-type="string" calcext:value-type="string">
            <text:p>#010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lectrode_(Pokémon)" xlink:type="simple">Electrode</text:a> </text:p>
          </table:table-cell>
          <table:table-cell office:value-type="string" calcext:value-type="string">
            <text:p><text:a xlink:href="https://wiki.xn--rckteqa2e.com/wiki/マルマイン" xlink:type="simple">マルマイン</text:a> </text:p>
          </table:table-cell>
          <table:table-cell office:value-type="string" calcext:value-type="string">
            <text:p>#01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xeggcute_(Pokémon)" xlink:type="simple">Exeggcute</text:a> </text:p>
          </table:table-cell>
          <table:table-cell office:value-type="string" calcext:value-type="string">
            <text:p><text:a xlink:href="https://wiki.xn--rckteqa2e.com/wiki/タマタマ" xlink:type="simple">タマタマ</text:a> </text:p>
          </table:table-cell>
          <table:table-cell office:value-type="string" calcext:value-type="string">
            <text:p>#010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xeggutor_(Pokémon)" xlink:type="simple">Exeggutor</text:a> </text:p>
          </table:table-cell>
          <table:table-cell office:value-type="string" calcext:value-type="string">
            <text:p><text:a xlink:href="https://wiki.xn--rckteqa2e.com/wiki/ナッシー" xlink:type="simple">ナッシー</text:a> </text:p>
          </table:table-cell>
          <table:table-cell office:value-type="string" calcext:value-type="string">
            <text:p>#01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ubone_(Pokémon)" xlink:type="simple">Cubone</text:a> </text:p>
          </table:table-cell>
          <table:table-cell office:value-type="string" calcext:value-type="string">
            <text:p><text:a xlink:href="https://wiki.xn--rckteqa2e.com/wiki/カラカラ" xlink:type="simple">カラカラ</text:a> </text:p>
          </table:table-cell>
          <table:table-cell office:value-type="string" calcext:value-type="string">
            <text:p>#010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rowak_(Pokémon)" xlink:type="simple">Marowak</text:a> </text:p>
          </table:table-cell>
          <table:table-cell office:value-type="string" calcext:value-type="string">
            <text:p><text:a xlink:href="https://wiki.xn--rckteqa2e.com/wiki/ガラガラ" xlink:type="simple">ガラガラ</text:a> </text:p>
          </table:table-cell>
          <table:table-cell office:value-type="string" calcext:value-type="string">
            <text:p>#010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Hitmonlee_(Pokémon)" xlink:type="simple">Hitmonlee</text:a> </text:p>
          </table:table-cell>
          <table:table-cell office:value-type="string" calcext:value-type="string">
            <text:p><text:a xlink:href="https://wiki.xn--rckteqa2e.com/wiki/サワムラー" xlink:type="simple">サワムラー</text:a> </text:p>
          </table:table-cell>
          <table:table-cell office:value-type="string" calcext:value-type="string">
            <text:p>#010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Hitmonchan_(Pokémon)" xlink:type="simple">Hitmonchan</text:a> </text:p>
          </table:table-cell>
          <table:table-cell office:value-type="string" calcext:value-type="string">
            <text:p><text:a xlink:href="https://wiki.xn--rckteqa2e.com/wiki/エビワラー" xlink:type="simple">エビワラー</text:a> </text:p>
          </table:table-cell>
          <table:table-cell office:value-type="string" calcext:value-type="string">
            <text:p>#010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Lickitung_(Pokémon)" xlink:type="simple">Lickitung</text:a> </text:p>
          </table:table-cell>
          <table:table-cell office:value-type="string" calcext:value-type="string">
            <text:p><text:a xlink:href="https://wiki.xn--rckteqa2e.com/wiki/ベロリンガ" xlink:type="simple">ベロリンガ</text:a> </text:p>
          </table:table-cell>
          <table:table-cell office:value-type="string" calcext:value-type="string">
            <text:p>#010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offing_(Pokémon)" xlink:type="simple">Koffing</text:a> </text:p>
          </table:table-cell>
          <table:table-cell office:value-type="string" calcext:value-type="string">
            <text:p><text:a xlink:href="https://wiki.xn--rckteqa2e.com/wiki/ドガース" xlink:type="simple">ドガース</text:a> </text:p>
          </table:table-cell>
          <table:table-cell office:value-type="string" calcext:value-type="string">
            <text:p>#010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Weezing_(Pokémon)" xlink:type="simple">Weezing</text:a> </text:p>
          </table:table-cell>
          <table:table-cell office:value-type="string" calcext:value-type="string">
            <text:p><text:a xlink:href="https://wiki.xn--rckteqa2e.com/wiki/マタドガス" xlink:type="simple">マタドガス</text:a> </text:p>
          </table:table-cell>
          <table:table-cell office:value-type="string" calcext:value-type="string">
            <text:p>#011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hyhorn_(Pokémon)" xlink:type="simple">Rhyhorn</text:a> </text:p>
          </table:table-cell>
          <table:table-cell office:value-type="string" calcext:value-type="string">
            <text:p><text:a xlink:href="https://wiki.xn--rckteqa2e.com/wiki/サイホーン" xlink:type="simple">サイホーン</text:a> </text:p>
          </table:table-cell>
          <table:table-cell office:value-type="string" calcext:value-type="string">
            <text:p>#011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Rhydon_(Pokémon)" xlink:type="simple">Rhydon</text:a> </text:p>
          </table:table-cell>
          <table:table-cell office:value-type="string" calcext:value-type="string">
            <text:p><text:a xlink:href="https://wiki.xn--rckteqa2e.com/wiki/サイドン" xlink:type="simple">サイドン</text:a> </text:p>
          </table:table-cell>
          <table:table-cell office:value-type="string" calcext:value-type="string">
            <text:p>#011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Chansey_(Pokémon)" xlink:type="simple">Chansey</text:a> </text:p>
          </table:table-cell>
          <table:table-cell office:value-type="string" calcext:value-type="string">
            <text:p><text:a xlink:href="https://wiki.xn--rckteqa2e.com/wiki/ラッキー" xlink:type="simple">ラッキー</text:a> </text:p>
          </table:table-cell>
          <table:table-cell office:value-type="string" calcext:value-type="string">
            <text:p>#011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Tangela_(Pokémon)" xlink:type="simple">Tangela</text:a> </text:p>
          </table:table-cell>
          <table:table-cell office:value-type="string" calcext:value-type="string">
            <text:p><text:a xlink:href="https://wiki.xn--rckteqa2e.com/wiki/モンジャラ" xlink:type="simple">モンジャラ</text:a> </text:p>
          </table:table-cell>
          <table:table-cell office:value-type="string" calcext:value-type="string">
            <text:p>#011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angaskhan_(Pokémon)" xlink:type="simple">Kangaskhan</text:a> </text:p>
          </table:table-cell>
          <table:table-cell office:value-type="string" calcext:value-type="string">
            <text:p><text:a xlink:href="https://wiki.xn--rckteqa2e.com/wiki/ガルーラ" xlink:type="simple">ガルーラ</text:a> </text:p>
          </table:table-cell>
          <table:table-cell office:value-type="string" calcext:value-type="string">
            <text:p>#01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Horsea_(Pokémon)" xlink:type="simple">Horsea</text:a> </text:p>
          </table:table-cell>
          <table:table-cell office:value-type="string" calcext:value-type="string">
            <text:p><text:a xlink:href="https://wiki.xn--rckteqa2e.com/wiki/タッツー" xlink:type="simple">タッツー</text:a> </text:p>
          </table:table-cell>
          <table:table-cell office:value-type="string" calcext:value-type="string">
            <text:p>#011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eadra_(Pokémon)" xlink:type="simple">Seadra</text:a> </text:p>
          </table:table-cell>
          <table:table-cell office:value-type="string" calcext:value-type="string">
            <text:p><text:a xlink:href="https://wiki.xn--rckteqa2e.com/wiki/シードラ" xlink:type="simple">シードラ</text:a> </text:p>
          </table:table-cell>
          <table:table-cell office:value-type="string" calcext:value-type="string">
            <text:p>#011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oldeen_(Pokémon)" xlink:type="simple">Goldeen</text:a> </text:p>
          </table:table-cell>
          <table:table-cell office:value-type="string" calcext:value-type="string">
            <text:p><text:a xlink:href="https://wiki.xn--rckteqa2e.com/wiki/トサキント" xlink:type="simple">トサキント</text:a> </text:p>
          </table:table-cell>
          <table:table-cell office:value-type="string" calcext:value-type="string">
            <text:p>#011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eaking_(Pokémon)" xlink:type="simple">Seaking</text:a> </text:p>
          </table:table-cell>
          <table:table-cell office:value-type="string" calcext:value-type="string">
            <text:p><text:a xlink:href="https://wiki.xn--rckteqa2e.com/wiki/アズマオウ" xlink:type="simple">アズマオウ</text:a> </text:p>
          </table:table-cell>
          <table:table-cell office:value-type="string" calcext:value-type="string">
            <text:p>#011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taryu_(Pokémon)" xlink:type="simple">Staryu</text:a> </text:p>
          </table:table-cell>
          <table:table-cell office:value-type="string" calcext:value-type="string">
            <text:p><text:a xlink:href="https://wiki.xn--rckteqa2e.com/wiki/ヒトデマン" xlink:type="simple">ヒトデマン</text:a> </text:p>
          </table:table-cell>
          <table:table-cell office:value-type="string" calcext:value-type="string">
            <text:p>#012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tarmie_(Pokémon)" xlink:type="simple">Starmie</text:a> </text:p>
          </table:table-cell>
          <table:table-cell office:value-type="string" calcext:value-type="string">
            <text:p><text:a xlink:href="https://wiki.xn--rckteqa2e.com/wiki/スターミー" xlink:type="simple">スターミー</text:a> </text:p>
          </table:table-cell>
          <table:table-cell office:value-type="string" calcext:value-type="string">
            <text:p>#012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r._Mime_(Pokémon)" xlink:type="simple">Mr. Mime</text:a> </text:p>
          </table:table-cell>
          <table:table-cell office:value-type="string" calcext:value-type="string">
            <text:p><text:a xlink:href="https://wiki.xn--rckteqa2e.com/wiki/バリヤード" xlink:type="simple">バリヤード</text:a> </text:p>
          </table:table-cell>
          <table:table-cell office:value-type="string" calcext:value-type="string">
            <text:p>#012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cyther_(Pokémon)" xlink:type="simple">Scyther</text:a> </text:p>
          </table:table-cell>
          <table:table-cell office:value-type="string" calcext:value-type="string">
            <text:p><text:a xlink:href="https://wiki.xn--rckteqa2e.com/wiki/ストライク" xlink:type="simple">ストライク</text:a> </text:p>
          </table:table-cell>
          <table:table-cell office:value-type="string" calcext:value-type="string">
            <text:p>#012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Jynx_(Pokémon)" xlink:type="simple">Jynx</text:a> </text:p>
          </table:table-cell>
          <table:table-cell office:value-type="string" calcext:value-type="string">
            <text:p><text:a xlink:href="https://wiki.xn--rckteqa2e.com/wiki/ルージュラ" xlink:type="simple">ルージュラ</text:a> </text:p>
          </table:table-cell>
          <table:table-cell office:value-type="string" calcext:value-type="string">
            <text:p>#01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lectabuzz_(Pokémon)" xlink:type="simple">Electabuzz</text:a> </text:p>
          </table:table-cell>
          <table:table-cell office:value-type="string" calcext:value-type="string">
            <text:p><text:a xlink:href="https://wiki.xn--rckteqa2e.com/wiki/エレブー" xlink:type="simple">エレブー</text:a> </text:p>
          </table:table-cell>
          <table:table-cell office:value-type="string" calcext:value-type="string">
            <text:p>#012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gmar_(Pokémon)" xlink:type="simple">Magmar</text:a> </text:p>
          </table:table-cell>
          <table:table-cell office:value-type="string" calcext:value-type="string">
            <text:p><text:a xlink:href="https://wiki.xn--rckteqa2e.com/wiki/ブーバー" xlink:type="simple">ブーバー</text:a> </text:p>
          </table:table-cell>
          <table:table-cell office:value-type="string" calcext:value-type="string">
            <text:p>#012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insir_(Pokémon)" xlink:type="simple">Pinsir</text:a> </text:p>
          </table:table-cell>
          <table:table-cell office:value-type="string" calcext:value-type="string">
            <text:p><text:a xlink:href="https://wiki.xn--rckteqa2e.com/wiki/カイロス" xlink:type="simple">カイロス</text:a> </text:p>
          </table:table-cell>
          <table:table-cell office:value-type="string" calcext:value-type="string">
            <text:p>#012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Tauros_(Pokémon)" xlink:type="simple">Tauros</text:a> </text:p>
          </table:table-cell>
          <table:table-cell office:value-type="string" calcext:value-type="string">
            <text:p><text:a xlink:href="https://wiki.xn--rckteqa2e.com/wiki/ケンタロス" xlink:type="simple">ケンタロス</text:a> </text:p>
          </table:table-cell>
          <table:table-cell office:value-type="string" calcext:value-type="string">
            <text:p>#012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agikarp_(Pokémon)" xlink:type="simple">Magikarp</text:a> </text:p>
          </table:table-cell>
          <table:table-cell office:value-type="string" calcext:value-type="string">
            <text:p><text:a xlink:href="https://wiki.xn--rckteqa2e.com/wiki/コイキング" xlink:type="simple">コイキング</text:a> </text:p>
          </table:table-cell>
          <table:table-cell office:value-type="string" calcext:value-type="string">
            <text:p>#012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Gyarados_(Pokémon)" xlink:type="simple">Gyarados</text:a> </text:p>
          </table:table-cell>
          <table:table-cell office:value-type="string" calcext:value-type="string">
            <text:p><text:a xlink:href="https://wiki.xn--rckteqa2e.com/wiki/ギャラドス" xlink:type="simple">ギャラドス</text:a> </text:p>
          </table:table-cell>
          <table:table-cell office:value-type="string" calcext:value-type="string">
            <text:p>#013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Lapras_(Pokémon)" xlink:type="simple">Lapras</text:a> </text:p>
          </table:table-cell>
          <table:table-cell office:value-type="string" calcext:value-type="string">
            <text:p><text:a xlink:href="https://wiki.xn--rckteqa2e.com/wiki/ラプラス" xlink:type="simple">ラプラス</text:a> </text:p>
          </table:table-cell>
          <table:table-cell office:value-type="string" calcext:value-type="string">
            <text:p>#013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itto_(Pokémon)" xlink:type="simple">Ditto</text:a> </text:p>
          </table:table-cell>
          <table:table-cell office:value-type="string" calcext:value-type="string">
            <text:p><text:a xlink:href="https://wiki.xn--rckteqa2e.com/wiki/メタモン" xlink:type="simple">メタモン</text:a> </text:p>
          </table:table-cell>
          <table:table-cell office:value-type="string" calcext:value-type="string">
            <text:p>#013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Eevee_(Pokémon)" xlink:type="simple">Eevee</text:a> </text:p>
          </table:table-cell>
          <table:table-cell office:value-type="string" calcext:value-type="string">
            <text:p><text:a xlink:href="https://wiki.xn--rckteqa2e.com/wiki/イーブイ" xlink:type="simple">イーブイ</text:a> </text:p>
          </table:table-cell>
          <table:table-cell office:value-type="string" calcext:value-type="string">
            <text:p>#013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Vaporeon_(Pokémon)" xlink:type="simple">Vaporeon</text:a> </text:p>
          </table:table-cell>
          <table:table-cell office:value-type="string" calcext:value-type="string">
            <text:p><text:a xlink:href="https://wiki.xn--rckteqa2e.com/wiki/シャワーズ" xlink:type="simple">シャワーズ</text:a> </text:p>
          </table:table-cell>
          <table:table-cell office:value-type="string" calcext:value-type="string">
            <text:p>#013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Jolteon_(Pokémon)" xlink:type="simple">Jolteon</text:a> </text:p>
          </table:table-cell>
          <table:table-cell office:value-type="string" calcext:value-type="string">
            <text:p><text:a xlink:href="https://wiki.xn--rckteqa2e.com/wiki/サンダース" xlink:type="simple">サンダース</text:a> </text:p>
          </table:table-cell>
          <table:table-cell office:value-type="string" calcext:value-type="string">
            <text:p>#013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Flareon_(Pokémon)" xlink:type="simple">Flareon</text:a> </text:p>
          </table:table-cell>
          <table:table-cell office:value-type="string" calcext:value-type="string">
            <text:p><text:a xlink:href="https://wiki.xn--rckteqa2e.com/wiki/ブースター" xlink:type="simple">ブースター</text:a> </text:p>
          </table:table-cell>
          <table:table-cell office:value-type="string" calcext:value-type="string">
            <text:p>#013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Porygon_(Pokémon)" xlink:type="simple">Porygon</text:a> </text:p>
          </table:table-cell>
          <table:table-cell office:value-type="string" calcext:value-type="string">
            <text:p><text:a xlink:href="https://wiki.xn--rckteqa2e.com/wiki/ポリゴン" xlink:type="simple">ポリゴン</text:a> </text:p>
          </table:table-cell>
          <table:table-cell office:value-type="string" calcext:value-type="string">
            <text:p>#013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Omanyte_(Pokémon)" xlink:type="simple">Omanyte</text:a> </text:p>
          </table:table-cell>
          <table:table-cell office:value-type="string" calcext:value-type="string">
            <text:p><text:a xlink:href="https://wiki.xn--rckteqa2e.com/wiki/オムナイト" xlink:type="simple">オムナイト</text:a> </text:p>
          </table:table-cell>
          <table:table-cell office:value-type="string" calcext:value-type="string">
            <text:p>#013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Omastar_(Pokémon)" xlink:type="simple">Omastar</text:a> </text:p>
          </table:table-cell>
          <table:table-cell office:value-type="string" calcext:value-type="string">
            <text:p><text:a xlink:href="https://wiki.xn--rckteqa2e.com/wiki/オムスター" xlink:type="simple">オムスター</text:a> </text:p>
          </table:table-cell>
          <table:table-cell office:value-type="string" calcext:value-type="string">
            <text:p>#013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abuto_(Pokémon)" xlink:type="simple">Kabuto</text:a> </text:p>
          </table:table-cell>
          <table:table-cell office:value-type="string" calcext:value-type="string">
            <text:p><text:a xlink:href="https://wiki.xn--rckteqa2e.com/wiki/カブト" xlink:type="simple">カブト</text:a> </text:p>
          </table:table-cell>
          <table:table-cell office:value-type="string" calcext:value-type="string">
            <text:p>#014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Kabutops_(Pokémon)" xlink:type="simple">Kabutops</text:a> </text:p>
          </table:table-cell>
          <table:table-cell office:value-type="string" calcext:value-type="string">
            <text:p><text:a xlink:href="https://wiki.xn--rckteqa2e.com/wiki/カブトプス" xlink:type="simple">カブトプス</text:a> </text:p>
          </table:table-cell>
          <table:table-cell office:value-type="string" calcext:value-type="string">
            <text:p>#014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erodactyl_(Pokémon)" xlink:type="simple">Aerodactyl</text:a> </text:p>
          </table:table-cell>
          <table:table-cell office:value-type="string" calcext:value-type="string">
            <text:p><text:a xlink:href="https://wiki.xn--rckteqa2e.com/wiki/プテラ" xlink:type="simple">プテラ</text:a> </text:p>
          </table:table-cell>
          <table:table-cell office:value-type="string" calcext:value-type="string">
            <text:p>#014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Snorlax_(Pokémon)" xlink:type="simple">Snorlax</text:a> </text:p>
          </table:table-cell>
          <table:table-cell office:value-type="string" calcext:value-type="string">
            <text:p><text:a xlink:href="https://wiki.xn--rckteqa2e.com/wiki/カビゴン" xlink:type="simple">カビゴン</text:a> </text:p>
          </table:table-cell>
          <table:table-cell office:value-type="string" calcext:value-type="string">
            <text:p>#014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Articuno_(Pokémon)" xlink:type="simple">Articuno</text:a> </text:p>
          </table:table-cell>
          <table:table-cell office:value-type="string" calcext:value-type="string">
            <text:p><text:a xlink:href="https://wiki.xn--rckteqa2e.com/wiki/フリーザー" xlink:type="simple">フリーザー</text:a> </text:p>
          </table:table-cell>
          <table:table-cell office:value-type="string" calcext:value-type="string">
            <text:p>#014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Zapdos_(Pokémon)" xlink:type="simple">Zapdos</text:a> </text:p>
          </table:table-cell>
          <table:table-cell office:value-type="string" calcext:value-type="string">
            <text:p><text:a xlink:href="https://wiki.xn--rckteqa2e.com/wiki/サンダー" xlink:type="simple">サンダー</text:a> </text:p>
          </table:table-cell>
          <table:table-cell office:value-type="string" calcext:value-type="string">
            <text:p>#014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oltres_(Pokémon)" xlink:type="simple">Moltres</text:a> </text:p>
          </table:table-cell>
          <table:table-cell office:value-type="string" calcext:value-type="string">
            <text:p><text:a xlink:href="https://wiki.xn--rckteqa2e.com/wiki/ファイヤー" xlink:type="simple">ファイヤー</text:a> </text:p>
          </table:table-cell>
          <table:table-cell office:value-type="string" calcext:value-type="string">
            <text:p>#014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ratini_(Pokémon)" xlink:type="simple">Dratini</text:a> </text:p>
          </table:table-cell>
          <table:table-cell office:value-type="string" calcext:value-type="string">
            <text:p><text:a xlink:href="https://wiki.xn--rckteqa2e.com/wiki/ミニリュウ" xlink:type="simple">ミニリュウ</text:a> </text:p>
          </table:table-cell>
          <table:table-cell office:value-type="string" calcext:value-type="string">
            <text:p>#014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ragonair_(Pokémon)" xlink:type="simple">Dragonair</text:a> </text:p>
          </table:table-cell>
          <table:table-cell office:value-type="string" calcext:value-type="string">
            <text:p><text:a xlink:href="https://wiki.xn--rckteqa2e.com/wiki/ハクリュー" xlink:type="simple">ハクリュー</text:a> </text:p>
          </table:table-cell>
          <table:table-cell office:value-type="string" calcext:value-type="string">
            <text:p>#014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Dragonite_(Pokémon)" xlink:type="simple">Dragonite</text:a> </text:p>
          </table:table-cell>
          <table:table-cell office:value-type="string" calcext:value-type="string">
            <text:p><text:a xlink:href="https://wiki.xn--rckteqa2e.com/wiki/カイリュー" xlink:type="simple">カイリュー</text:a> </text:p>
          </table:table-cell>
          <table:table-cell office:value-type="string" calcext:value-type="string">
            <text:p>#014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ewtwo_(Pokémon)" xlink:type="simple">Mewtwo</text:a> </text:p>
          </table:table-cell>
          <table:table-cell office:value-type="string" calcext:value-type="string">
            <text:p><text:a xlink:href="https://wiki.xn--rckteqa2e.com/wiki/ミュウツー" xlink:type="simple">ミュウツー</text:a> </text:p>
          </table:table-cell>
          <table:table-cell office:value-type="string" calcext:value-type="string">
            <text:p>#015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ulbapedia.bulbagarden.net/wiki/Mew_(Pokémon)" xlink:type="simple">Mew</text:a> </text:p>
          </table:table-cell>
          <table:table-cell office:value-type="string" calcext:value-type="string">
            <text:p><text:a xlink:href="https://wiki.xn--rckteqa2e.com/wiki/ミュウ" xlink:type="simple">ミュウ</text:a> </text:p>
          </table:table-cell>
          <table:table-cell office:value-type="string" calcext:value-type="string">
            <text:p>#0151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21:32.626946728</meta:creation-date>
    <dc:date>2023-10-20T21:30:51.511122781</dc:date>
    <meta:editing-duration>PT9M19S</meta:editing-duration>
    <meta:editing-cycles>2</meta:editing-cycles>
    <meta:generator>LibreOffice/7.5.6.2$Linux_X86_64 LibreOffice_project/50$Build-2</meta:generator>
    <meta:document-statistic meta:table-count="1" meta:cell-count="453" meta:object-count="0"/>
  </office:meta>
</office:document-meta>
</file>